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6.07mm"/>
    </style:style>
    <style:style style:name="co7" style:family="table-column">
      <style:table-column-properties fo:break-before="auto" style:column-width="9.61mm"/>
    </style:style>
    <style:style style:name="co8" style:family="table-column">
      <style:table-column-properties fo:break-before="auto" style:column-width="20.5mm"/>
    </style:style>
    <style:style style:name="co9" style:family="table-column">
      <style:table-column-properties fo:break-before="auto" style:column-width="19.14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4.97mm"/>
    </style:style>
    <style:style style:name="co12" style:family="table-column">
      <style:table-column-properties fo:break-before="auto" style:column-width="15.59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8.78mm"/>
    </style:style>
    <style:style style:name="co16" style:family="table-column">
      <style:table-column-properties fo:break-before="auto" style:column-width="14.52mm"/>
    </style:style>
    <style:style style:name="co17" style:family="table-column">
      <style:table-column-properties fo:break-before="auto" style:column-width="27.85mm"/>
    </style:style>
    <style:style style:name="co18" style:family="table-column">
      <style:table-column-properties fo:break-before="auto" style:column-width="9.88mm"/>
    </style:style>
    <style:style style:name="co19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pop" table:style-name="ta1">
        <table:shapes>
          <draw:frame draw:z-index="0" draw:style-name="gr1" draw:text-style-name="P1" svg:width="159.89mm" svg:height="90.04mm" svg:x="247.92mm" svg:y="29.49mm">
            <loext:p draw:notify-on-update-of-ranges="best_pop.A3:best_pop.A50 best_pop.B3:best_pop.B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(if</text:p>
          </table:table-cell>
          <table:table-cell office:value-type="string" calcext:value-type="string">
            <text:p>found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</table:table-row>
        <table:table-row table:style-name="ro1">
          <table:table-cell office:value-type="float" office:value="3.999911" calcext:value-type="float">
            <text:p>3.999911</text:p>
          </table:table-cell>
          <table:table-cell office:value-type="float" office:value="0.0000000004956218" calcext:value-type="float">
            <text:p>4.956218E-10</text:p>
          </table:table-cell>
          <table:table-cell office:value-type="float" office:value="1.999978" calcext:value-type="float">
            <text:p>1.9999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5"/>
        </table:table-row>
        <table:table-row table:style-name="ro1">
          <table:table-cell office:value-type="float" office:value="0.00000001884272" calcext:value-type="float">
            <text:p>1.884272E-08</text:p>
          </table:table-cell>
          <table:table-cell office:value-type="float" office:value="4.000549" calcext:value-type="float">
            <text:p>4.000549</text:p>
          </table:table-cell>
          <table:table-cell office:value-type="float" office:value="-0.0001372688" calcext:value-type="float">
            <text:p>-0.00013726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5"/>
        </table:table-row>
        <table:table-row table:style-name="ro1">
          <table:table-cell office:value-type="float" office:value="1.800205" calcext:value-type="float">
            <text:p>1.800205</text:p>
          </table:table-cell>
          <table:table-cell office:value-type="float" office:value="0.4333364" calcext:value-type="float">
            <text:p>0.4333364</text:p>
          </table:table-cell>
          <table:table-cell office:value-type="float" office:value="1.341717" calcext:value-type="float">
            <text:p>1.3417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886847" calcext:value-type="float">
            <text:p>0.08886847</text:p>
          </table:table-cell>
          <table:table-cell table:number-columns-repeated="25"/>
        </table:table-row>
        <table:table-row table:style-name="ro1">
          <table:table-cell office:value-type="float" office:value="2.278489" calcext:value-type="float">
            <text:p>2.278489</text:p>
          </table:table-cell>
          <table:table-cell office:value-type="float" office:value="0.240623" calcext:value-type="float">
            <text:p>0.240623</text:p>
          </table:table-cell>
          <table:table-cell office:value-type="float" office:value="1.509467" calcext:value-type="float">
            <text:p>1.509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387275" calcext:value-type="float">
            <text:p>0.08387275</text:p>
          </table:table-cell>
          <table:table-cell table:number-columns-repeated="25"/>
        </table:table-row>
        <table:table-row table:style-name="ro1">
          <table:table-cell office:value-type="float" office:value="3.321084" calcext:value-type="float">
            <text:p>3.321084</text:p>
          </table:table-cell>
          <table:table-cell office:value-type="float" office:value="0.03154737" calcext:value-type="float">
            <text:p>0.03154737</text:p>
          </table:table-cell>
          <table:table-cell office:value-type="float" office:value="1.822384" calcext:value-type="float">
            <text:p>1.822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632347" calcext:value-type="float">
            <text:p>0.05632347</text:p>
          </table:table-cell>
          <table:table-cell table:number-columns-repeated="25"/>
        </table:table-row>
        <table:table-row table:style-name="ro1">
          <table:table-cell office:value-type="float" office:value="3.599999" calcext:value-type="float">
            <text:p>3.599999</text:p>
          </table:table-cell>
          <table:table-cell office:value-type="float" office:value="0.01053368" calcext:value-type="float">
            <text:p>0.01053368</text:p>
          </table:table-cell>
          <table:table-cell office:value-type="float" office:value="1.897366" calcext:value-type="float">
            <text:p>1.8973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815959" calcext:value-type="float">
            <text:p>0.04815959</text:p>
          </table:table-cell>
          <table:table-cell table:number-columns-repeated="25"/>
        </table:table-row>
        <table:table-row table:style-name="ro1">
          <table:table-cell office:value-type="float" office:value="2.980157" calcext:value-type="float">
            <text:p>2.980157</text:p>
          </table:table-cell>
          <table:table-cell office:value-type="float" office:value="0.07490449" calcext:value-type="float">
            <text:p>0.07490449</text:p>
          </table:table-cell>
          <table:table-cell office:value-type="float" office:value="1.726313" calcext:value-type="float">
            <text:p>1.7263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803573" calcext:value-type="float">
            <text:p>0.04803573</text:p>
          </table:table-cell>
          <table:table-cell table:number-columns-repeated="25"/>
        </table:table-row>
        <table:table-row table:style-name="ro1">
          <table:table-cell office:value-type="float" office:value="0.0453319" calcext:value-type="float">
            <text:p>0.0453319</text:p>
          </table:table-cell>
          <table:table-cell office:value-type="float" office:value="3.19368" calcext:value-type="float">
            <text:p>3.19368</text:p>
          </table:table-cell>
          <table:table-cell office:value-type="float" office:value="0.2129129" calcext:value-type="float">
            <text:p>0.2129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723603" calcext:value-type="float">
            <text:p>0.04723603</text:p>
          </table:table-cell>
          <table:table-cell table:number-columns-repeated="25"/>
        </table:table-row>
        <table:table-row table:style-name="ro1">
          <table:table-cell office:value-type="float" office:value="1.554501" calcext:value-type="float">
            <text:p>1.554501</text:p>
          </table:table-cell>
          <table:table-cell office:value-type="float" office:value="0.567316" calcext:value-type="float">
            <text:p>0.567316</text:p>
          </table:table-cell>
          <table:table-cell office:value-type="float" office:value="1.246796" calcext:value-type="float">
            <text:p>1.2467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723177" calcext:value-type="float">
            <text:p>0.04723177</text:p>
          </table:table-cell>
          <table:table-cell table:number-columns-repeated="25"/>
        </table:table-row>
        <table:table-row table:style-name="ro1">
          <table:table-cell office:value-type="float" office:value="0.4899966" calcext:value-type="float">
            <text:p>0.4899966</text:p>
          </table:table-cell>
          <table:table-cell office:value-type="float" office:value="1.690006" calcext:value-type="float">
            <text:p>1.690006</text:p>
          </table:table-cell>
          <table:table-cell office:value-type="float" office:value="0.6999975" calcext:value-type="float">
            <text:p>0.6999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717504" calcext:value-type="float">
            <text:p>0.04717504</text:p>
          </table:table-cell>
          <table:table-cell table:number-columns-repeated="25"/>
        </table:table-row>
        <table:table-row table:style-name="ro1">
          <table:table-cell office:value-type="float" office:value="0.3305104" calcext:value-type="float">
            <text:p>0.3305104</text:p>
          </table:table-cell>
          <table:table-cell office:value-type="float" office:value="2.030909" calcext:value-type="float">
            <text:p>2.030909</text:p>
          </table:table-cell>
          <table:table-cell office:value-type="float" office:value="0.5749004" calcext:value-type="float">
            <text:p>0.5749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581005" calcext:value-type="float">
            <text:p>0.04581005</text:p>
          </table:table-cell>
          <table:table-cell table:number-columns-repeated="25"/>
        </table:table-row>
        <table:table-row table:style-name="ro1">
          <table:table-cell office:value-type="float" office:value="0.02369164" calcext:value-type="float">
            <text:p>0.02369164</text:p>
          </table:table-cell>
          <table:table-cell office:value-type="float" office:value="3.408008" calcext:value-type="float">
            <text:p>3.408008</text:p>
          </table:table-cell>
          <table:table-cell office:value-type="float" office:value="0.1539209" calcext:value-type="float">
            <text:p>0.15392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51944" calcext:value-type="float">
            <text:p>0.0451944</text:p>
          </table:table-cell>
          <table:table-cell table:number-columns-repeated="25"/>
        </table:table-row>
        <table:table-row table:style-name="ro1">
          <table:table-cell office:value-type="float" office:value="0.5808845" calcext:value-type="float">
            <text:p>0.5808845</text:p>
          </table:table-cell>
          <table:table-cell office:value-type="float" office:value="1.532253" calcext:value-type="float">
            <text:p>1.532253</text:p>
          </table:table-cell>
          <table:table-cell office:value-type="float" office:value="0.7621578" calcext:value-type="float">
            <text:p>0.76215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459866" calcext:value-type="float">
            <text:p>0.04459866</text:p>
          </table:table-cell>
          <table:table-cell table:number-columns-repeated="25"/>
        </table:table-row>
        <table:table-row table:style-name="ro1">
          <table:table-cell office:value-type="float" office:value="0.7458173" calcext:value-type="float">
            <text:p>0.7458173</text:p>
          </table:table-cell>
          <table:table-cell office:value-type="float" office:value="1.291389" calcext:value-type="float">
            <text:p>1.291389</text:p>
          </table:table-cell>
          <table:table-cell office:value-type="float" office:value="0.8636071" calcext:value-type="float">
            <text:p>0.86360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38745" calcext:value-type="float">
            <text:p>0.03938745</text:p>
          </table:table-cell>
          <table:table-cell table:number-columns-repeated="25"/>
        </table:table-row>
        <table:table-row table:style-name="ro1">
          <table:table-cell office:value-type="float" office:value="2.688736" calcext:value-type="float">
            <text:p>2.688736</text:p>
          </table:table-cell>
          <table:table-cell office:value-type="float" office:value="0.1297898" calcext:value-type="float">
            <text:p>0.1297898</text:p>
          </table:table-cell>
          <table:table-cell office:value-type="float" office:value="1.639737" calcext:value-type="float">
            <text:p>1.6397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35256" calcext:value-type="float">
            <text:p>0.03935256</text:p>
          </table:table-cell>
          <table:table-cell table:number-columns-repeated="25"/>
        </table:table-row>
        <table:table-row table:style-name="ro1">
          <table:table-cell office:value-type="float" office:value="0.1414671" calcext:value-type="float">
            <text:p>0.1414671</text:p>
          </table:table-cell>
          <table:table-cell office:value-type="float" office:value="2.636983" calcext:value-type="float">
            <text:p>2.636983</text:p>
          </table:table-cell>
          <table:table-cell office:value-type="float" office:value="0.3761211" calcext:value-type="float">
            <text:p>0.3761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768596" calcext:value-type="float">
            <text:p>0.03768596</text:p>
          </table:table-cell>
          <table:table-cell table:number-columns-repeated="25"/>
        </table:table-row>
        <table:table-row table:style-name="ro1">
          <table:table-cell office:value-type="float" office:value="3.381772" calcext:value-type="float">
            <text:p>3.381772</text:p>
          </table:table-cell>
          <table:table-cell office:value-type="float" office:value="0.02593403" calcext:value-type="float">
            <text:p>0.02593403</text:p>
          </table:table-cell>
          <table:table-cell office:value-type="float" office:value="1.83896" calcext:value-type="float">
            <text:p>1.838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749146" calcext:value-type="float">
            <text:p>0.03749146</text:p>
          </table:table-cell>
          <table:table-cell table:number-columns-repeated="25"/>
        </table:table-row>
        <table:table-row table:style-name="ro1">
          <table:table-cell office:value-type="float" office:value="2.278489" calcext:value-type="float">
            <text:p>2.278489</text:p>
          </table:table-cell>
          <table:table-cell office:value-type="float" office:value="0.240623" calcext:value-type="float">
            <text:p>0.240623</text:p>
          </table:table-cell>
          <table:table-cell office:value-type="float" office:value="1.509467" calcext:value-type="float">
            <text:p>1.509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384188" calcext:value-type="float">
            <text:p>0.03384188</text:p>
          </table:table-cell>
          <table:table-cell table:number-columns-repeated="25"/>
        </table:table-row>
        <table:table-row table:style-name="ro1">
          <table:table-cell office:value-type="float" office:value="1.121043" calcext:value-type="float">
            <text:p>1.121043</text:p>
          </table:table-cell>
          <table:table-cell office:value-type="float" office:value="0.8858701" calcext:value-type="float">
            <text:p>0.8858701</text:p>
          </table:table-cell>
          <table:table-cell office:value-type="float" office:value="1.058793" calcext:value-type="float">
            <text:p>1.0587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347583" calcext:value-type="float">
            <text:p>0.03347583</text:p>
          </table:table-cell>
          <table:table-cell table:number-columns-repeated="25"/>
        </table:table-row>
        <table:table-row table:style-name="ro1">
          <table:table-cell office:value-type="float" office:value="1.724745" calcext:value-type="float">
            <text:p>1.724745</text:p>
          </table:table-cell>
          <table:table-cell office:value-type="float" office:value="0.4715629" calcext:value-type="float">
            <text:p>0.4715629</text:p>
          </table:table-cell>
          <table:table-cell office:value-type="float" office:value="1.313296" calcext:value-type="float">
            <text:p>1.313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324855" calcext:value-type="float">
            <text:p>0.03324855</text:p>
          </table:table-cell>
          <table:table-cell table:number-columns-repeated="25"/>
        </table:table-row>
        <table:table-row table:style-name="ro1">
          <table:table-cell office:value-type="float" office:value="0.9531353" calcext:value-type="float">
            <text:p>0.9531353</text:p>
          </table:table-cell>
          <table:table-cell office:value-type="float" office:value="1.047989" calcext:value-type="float">
            <text:p>1.047989</text:p>
          </table:table-cell>
          <table:table-cell office:value-type="float" office:value="0.9762865" calcext:value-type="float">
            <text:p>0.97628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317625" calcext:value-type="float">
            <text:p>0.03317625</text:p>
          </table:table-cell>
          <table:table-cell table:number-columns-repeated="25"/>
        </table:table-row>
        <table:table-row table:style-name="ro1">
          <table:table-cell office:value-type="float" office:value="0.005347207" calcext:value-type="float">
            <text:p>0.005347207</text:p>
          </table:table-cell>
          <table:table-cell office:value-type="float" office:value="3.712849" calcext:value-type="float">
            <text:p>3.712849</text:p>
          </table:table-cell>
          <table:table-cell office:value-type="float" office:value="0.0731246" calcext:value-type="float">
            <text:p>0.0731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309868" calcext:value-type="float">
            <text:p>0.03309868</text:p>
          </table:table-cell>
          <table:table-cell table:number-columns-repeated="25"/>
        </table:table-row>
        <table:table-row table:style-name="ro1">
          <table:table-cell office:value-type="float" office:value="0.229665" calcext:value-type="float">
            <text:p>0.229665</text:p>
          </table:table-cell>
          <table:table-cell office:value-type="float" office:value="2.31273" calcext:value-type="float">
            <text:p>2.31273</text:p>
          </table:table-cell>
          <table:table-cell office:value-type="float" office:value="0.4792338" calcext:value-type="float">
            <text:p>0.47923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298514" calcext:value-type="float">
            <text:p>0.03298514</text:p>
          </table:table-cell>
          <table:table-cell table:number-columns-repeated="25"/>
        </table:table-row>
        <table:table-row table:style-name="ro1">
          <table:table-cell office:value-type="float" office:value="0.445957" calcext:value-type="float">
            <text:p>0.445957</text:p>
          </table:table-cell>
          <table:table-cell office:value-type="float" office:value="1.774757" calcext:value-type="float">
            <text:p>1.774757</text:p>
          </table:table-cell>
          <table:table-cell office:value-type="float" office:value="0.6678001" calcext:value-type="float">
            <text:p>0.6678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282437" calcext:value-type="float">
            <text:p>0.03282437</text:p>
          </table:table-cell>
          <table:table-cell table:number-columns-repeated="25"/>
        </table:table-row>
        <table:table-row table:style-name="ro1">
          <table:table-cell office:value-type="float" office:value="2.493553" calcext:value-type="float">
            <text:p>2.493553</text:p>
          </table:table-cell>
          <table:table-cell office:value-type="float" office:value="0.1771578" calcext:value-type="float">
            <text:p>0.1771578</text:p>
          </table:table-cell>
          <table:table-cell office:value-type="float" office:value="1.579099" calcext:value-type="float">
            <text:p>1.5790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29233" calcext:value-type="float">
            <text:p>0.03129233</text:p>
          </table:table-cell>
          <table:table-cell table:number-columns-repeated="25"/>
        </table:table-row>
        <table:table-row table:style-name="ro1">
          <table:table-cell office:value-type="float" office:value="3.959674" calcext:value-type="float">
            <text:p>3.959674</text:p>
          </table:table-cell>
          <table:table-cell office:value-type="float" office:value="0.0001021539" calcext:value-type="float">
            <text:p>0.0001021539</text:p>
          </table:table-cell>
          <table:table-cell office:value-type="float" office:value="1.989893" calcext:value-type="float">
            <text:p>1.9898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080325" calcext:value-type="float">
            <text:p>0.03080325</text:p>
          </table:table-cell>
          <table:table-cell table:number-columns-repeated="25"/>
        </table:table-row>
        <table:table-row table:style-name="ro1">
          <table:table-cell office:value-type="float" office:value="1.485543" calcext:value-type="float">
            <text:p>1.485543</text:p>
          </table:table-cell>
          <table:table-cell office:value-type="float" office:value="0.6102287" calcext:value-type="float">
            <text:p>0.6102287</text:p>
          </table:table-cell>
          <table:table-cell office:value-type="float" office:value="1.218829" calcext:value-type="float">
            <text:p>1.2188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037188" calcext:value-type="float">
            <text:p>0.03037188</text:p>
          </table:table-cell>
          <table:table-cell table:number-columns-repeated="25"/>
        </table:table-row>
        <table:table-row table:style-name="ro1">
          <table:table-cell office:value-type="float" office:value="0.3868229" calcext:value-type="float">
            <text:p>0.3868229</text:p>
          </table:table-cell>
          <table:table-cell office:value-type="float" office:value="1.899019" calcext:value-type="float">
            <text:p>1.899019</text:p>
          </table:table-cell>
          <table:table-cell office:value-type="float" office:value="0.6219509" calcext:value-type="float">
            <text:p>0.62195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71881" calcext:value-type="float">
            <text:p>0.02971881</text:p>
          </table:table-cell>
          <table:table-cell table:number-columns-repeated="25"/>
        </table:table-row>
        <table:table-row table:style-name="ro1">
          <table:table-cell office:value-type="float" office:value="2.980157" calcext:value-type="float">
            <text:p>2.980157</text:p>
          </table:table-cell>
          <table:table-cell office:value-type="float" office:value="0.07490449" calcext:value-type="float">
            <text:p>0.07490449</text:p>
          </table:table-cell>
          <table:table-cell office:value-type="float" office:value="1.726313" calcext:value-type="float">
            <text:p>1.7263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24094" calcext:value-type="float">
            <text:p>0.02924094</text:p>
          </table:table-cell>
          <table:table-cell table:number-columns-repeated="25"/>
        </table:table-row>
        <table:table-row table:style-name="ro1">
          <table:table-cell office:value-type="float" office:value="2.781661" calcext:value-type="float">
            <text:p>2.781661</text:p>
          </table:table-cell>
          <table:table-cell office:value-type="float" office:value="0.1103361" calcext:value-type="float">
            <text:p>0.1103361</text:p>
          </table:table-cell>
          <table:table-cell office:value-type="float" office:value="1.667831" calcext:value-type="float">
            <text:p>1.6678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24094" calcext:value-type="float">
            <text:p>0.02924094</text:p>
          </table:table-cell>
          <table:table-cell table:number-columns-repeated="25"/>
        </table:table-row>
        <table:table-row table:style-name="ro1">
          <table:table-cell office:value-type="float" office:value="0.1867696" calcext:value-type="float">
            <text:p>0.1867696</text:p>
          </table:table-cell>
          <table:table-cell office:value-type="float" office:value="2.458096" calcext:value-type="float">
            <text:p>2.458096</text:p>
          </table:table-cell>
          <table:table-cell office:value-type="float" office:value="0.4321685" calcext:value-type="float">
            <text:p>0.43216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08194" calcext:value-type="float">
            <text:p>0.02908194</text:p>
          </table:table-cell>
          <table:table-cell table:number-columns-repeated="25"/>
        </table:table-row>
        <table:table-row table:style-name="ro1">
          <table:table-cell office:value-type="float" office:value="3.745299" calcext:value-type="float">
            <text:p>3.745299</text:p>
          </table:table-cell>
          <table:table-cell office:value-type="float" office:value="0.004189008" calcext:value-type="float">
            <text:p>0.004189008</text:p>
          </table:table-cell>
          <table:table-cell office:value-type="float" office:value="1.935277" calcext:value-type="float">
            <text:p>1.935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759043" calcext:value-type="float">
            <text:p>0.02759043</text:p>
          </table:table-cell>
          <table:table-cell table:number-columns-repeated="25"/>
        </table:table-row>
        <table:table-row table:style-name="ro1">
          <table:table-cell office:value-type="float" office:value="2.487406" calcext:value-type="float">
            <text:p>2.487406</text:p>
          </table:table-cell>
          <table:table-cell office:value-type="float" office:value="0.178801" calcext:value-type="float">
            <text:p>0.178801</text:p>
          </table:table-cell>
          <table:table-cell office:value-type="float" office:value="1.577151" calcext:value-type="float">
            <text:p>1.577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32057" calcext:value-type="float">
            <text:p>0.02632057</text:p>
          </table:table-cell>
          <table:table-cell table:number-columns-repeated="25"/>
        </table:table-row>
        <table:table-row table:style-name="ro1">
          <table:table-cell office:value-type="float" office:value="0.1202681" calcext:value-type="float">
            <text:p>0.1202681</text:p>
          </table:table-cell>
          <table:table-cell office:value-type="float" office:value="2.733081" calcext:value-type="float">
            <text:p>2.733081</text:p>
          </table:table-cell>
          <table:table-cell office:value-type="float" office:value="0.3467969" calcext:value-type="float">
            <text:p>0.34679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93953" calcext:value-type="float">
            <text:p>0.02593953</text:p>
          </table:table-cell>
          <table:table-cell table:number-columns-repeated="25"/>
        </table:table-row>
        <table:table-row table:style-name="ro1">
          <table:table-cell office:value-type="float" office:value="0.6908097" calcext:value-type="float">
            <text:p>0.6908097</text:p>
          </table:table-cell>
          <table:table-cell office:value-type="float" office:value="1.366211" calcext:value-type="float">
            <text:p>1.366211</text:p>
          </table:table-cell>
          <table:table-cell office:value-type="float" office:value="0.8311496" calcext:value-type="float">
            <text:p>0.83114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89315" calcext:value-type="float">
            <text:p>0.02589315</text:p>
          </table:table-cell>
          <table:table-cell table:number-columns-repeated="25"/>
        </table:table-row>
        <table:table-row table:style-name="ro1">
          <table:table-cell office:value-type="float" office:value="0.01500941" calcext:value-type="float">
            <text:p>0.01500941</text:p>
          </table:table-cell>
          <table:table-cell office:value-type="float" office:value="3.524958" calcext:value-type="float">
            <text:p>3.524958</text:p>
          </table:table-cell>
          <table:table-cell office:value-type="float" office:value="0.1225129" calcext:value-type="float">
            <text:p>0.1225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85387" calcext:value-type="float">
            <text:p>0.02585387</text:p>
          </table:table-cell>
          <table:table-cell table:number-columns-repeated="25"/>
        </table:table-row>
        <table:table-row table:style-name="ro1">
          <table:table-cell office:value-type="float" office:value="0.06170475" calcext:value-type="float">
            <text:p>0.06170475</text:p>
          </table:table-cell>
          <table:table-cell office:value-type="float" office:value="3.068087" calcext:value-type="float">
            <text:p>3.068087</text:p>
          </table:table-cell>
          <table:table-cell office:value-type="float" office:value="0.2484044" calcext:value-type="float">
            <text:p>0.24840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67942" calcext:value-type="float">
            <text:p>0.02567942</text:p>
          </table:table-cell>
          <table:table-cell table:number-columns-repeated="25"/>
        </table:table-row>
        <table:table-row table:style-name="ro1">
          <table:table-cell office:value-type="float" office:value="0.08986156" calcext:value-type="float">
            <text:p>0.08986156</text:p>
          </table:table-cell>
          <table:table-cell office:value-type="float" office:value="2.890785" calcext:value-type="float">
            <text:p>2.890785</text:p>
          </table:table-cell>
          <table:table-cell office:value-type="float" office:value="0.2997692" calcext:value-type="float">
            <text:p>0.2997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67942" calcext:value-type="float">
            <text:p>0.02567942</text:p>
          </table:table-cell>
          <table:table-cell table:number-columns-repeated="25"/>
        </table:table-row>
        <table:table-row table:style-name="ro1">
          <table:table-cell office:value-type="float" office:value="0.250268" calcext:value-type="float">
            <text:p>0.250268</text:p>
          </table:table-cell>
          <table:table-cell office:value-type="float" office:value="2.249196" calcext:value-type="float">
            <text:p>2.249196</text:p>
          </table:table-cell>
          <table:table-cell office:value-type="float" office:value="0.5002679" calcext:value-type="float">
            <text:p>0.50026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54184" calcext:value-type="float">
            <text:p>0.02554184</text:p>
          </table:table-cell>
          <table:table-cell table:number-columns-repeated="25"/>
        </table:table-row>
        <table:table-row table:style-name="ro1">
          <table:table-cell office:value-type="float" office:value="0.6228395" calcext:value-type="float">
            <text:p>0.6228395</text:p>
          </table:table-cell>
          <table:table-cell office:value-type="float" office:value="1.466032" calcext:value-type="float">
            <text:p>1.466032</text:p>
          </table:table-cell>
          <table:table-cell office:value-type="float" office:value="0.7892018" calcext:value-type="float">
            <text:p>0.789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82786" calcext:value-type="float">
            <text:p>0.02482786</text:p>
          </table:table-cell>
          <table:table-cell table:number-columns-repeated="25"/>
        </table:table-row>
        <table:table-row table:style-name="ro1">
          <table:table-cell office:value-type="float" office:value="0.01044619" calcext:value-type="float">
            <text:p>0.01044619</text:p>
          </table:table-cell>
          <table:table-cell office:value-type="float" office:value="3.60162" calcext:value-type="float">
            <text:p>3.60162</text:p>
          </table:table-cell>
          <table:table-cell office:value-type="float" office:value="0.1022066" calcext:value-type="float">
            <text:p>0.1022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69095" calcext:value-type="float">
            <text:p>0.02469095</text:p>
          </table:table-cell>
          <table:table-cell table:number-columns-repeated="25"/>
        </table:table-row>
        <table:table-row table:style-name="ro1">
          <table:table-cell office:value-type="float" office:value="1.038192" calcext:value-type="float">
            <text:p>1.038192</text:p>
          </table:table-cell>
          <table:table-cell office:value-type="float" office:value="0.9625235" calcext:value-type="float">
            <text:p>0.9625235</text:p>
          </table:table-cell>
          <table:table-cell office:value-type="float" office:value="1.018917" calcext:value-type="float">
            <text:p>1.0189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68957" calcext:value-type="float">
            <text:p>0.02468957</text:p>
          </table:table-cell>
          <table:table-cell table:number-columns-repeated="25"/>
        </table:table-row>
        <table:table-row table:style-name="ro1">
          <table:table-cell office:value-type="float" office:value="0.1886087" calcext:value-type="float">
            <text:p>0.1886087</text:p>
          </table:table-cell>
          <table:table-cell office:value-type="float" office:value="2.451445" calcext:value-type="float">
            <text:p>2.451445</text:p>
          </table:table-cell>
          <table:table-cell office:value-type="float" office:value="0.434291" calcext:value-type="float">
            <text:p>0.434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53024" calcext:value-type="float">
            <text:p>0.02353024</text:p>
          </table:table-cell>
          <table:table-cell table:number-columns-repeated="25"/>
        </table:table-row>
        <table:table-row table:style-name="ro1">
          <table:table-cell office:value-type="float" office:value="0.09296634" calcext:value-type="float">
            <text:p>0.09296634</text:p>
          </table:table-cell>
          <table:table-cell office:value-type="float" office:value="2.873351" calcext:value-type="float">
            <text:p>2.873351</text:p>
          </table:table-cell>
          <table:table-cell office:value-type="float" office:value="0.3049038" calcext:value-type="float">
            <text:p>0.30490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51124" calcext:value-type="float">
            <text:p>0.02351124</text:p>
          </table:table-cell>
          <table:table-cell table:number-columns-repeated="25"/>
        </table:table-row>
        <table:table-row table:style-name="ro1">
          <table:table-cell office:value-type="float" office:value="0.8279723" calcext:value-type="float">
            <text:p>0.8279723</text:p>
          </table:table-cell>
          <table:table-cell office:value-type="float" office:value="1.188253" calcext:value-type="float">
            <text:p>1.188253</text:p>
          </table:table-cell>
          <table:table-cell office:value-type="float" office:value="0.9099299" calcext:value-type="float">
            <text:p>0.90992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15982" calcext:value-type="float">
            <text:p>0.02315982</text:p>
          </table:table-cell>
          <table:table-cell table:number-columns-repeated="25"/>
        </table:table-row>
        <table:table-row table:style-name="ro1">
          <table:table-cell office:value-type="float" office:value="0.4023914" calcext:value-type="float">
            <text:p>0.4023914</text:p>
          </table:table-cell>
          <table:table-cell office:value-type="float" office:value="1.865018" calcext:value-type="float">
            <text:p>1.865018</text:p>
          </table:table-cell>
          <table:table-cell office:value-type="float" office:value="0.6343433" calcext:value-type="float">
            <text:p>0.63434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92266" calcext:value-type="float">
            <text:p>0.02292266</text:p>
          </table:table-cell>
          <table:table-cell table:number-columns-repeated="25"/>
        </table:table-row>
        <table:table-row table:style-name="ro1">
          <table:table-cell office:value-type="float" office:value="1.179119" calcext:value-type="float">
            <text:p>1.179119</text:p>
          </table:table-cell>
          <table:table-cell office:value-type="float" office:value="0.8356292" calcext:value-type="float">
            <text:p>0.8356292</text:p>
          </table:table-cell>
          <table:table-cell office:value-type="float" office:value="1.085872" calcext:value-type="float">
            <text:p>1.0858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21908" calcext:value-type="float">
            <text:p>0.02221908</text:p>
          </table:table-cell>
          <table:table-cell table:number-columns-repeated="25"/>
        </table:table-row>
        <table:table-row table:style-name="ro1">
          <table:table-cell office:value-type="float" office:value="1.298566" calcext:value-type="float">
            <text:p>1.298566</text:p>
          </table:table-cell>
          <table:table-cell office:value-type="float" office:value="0.7403804" calcext:value-type="float">
            <text:p>0.7403804</text:p>
          </table:table-cell>
          <table:table-cell office:value-type="float" office:value="1.139546" calcext:value-type="float">
            <text:p>1.139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17032" calcext:value-type="float">
            <text:p>0.02217032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3:16:18.013094471</dc:date>
    <meta:editing-duration>PT1M33S</meta:editing-duration>
    <meta:editing-cycles>1</meta:editing-cycles>
    <meta:document-statistic meta:table-count="1" meta:cell-count="32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legend chart:legend-position="end" svg:x="13.727cm" svg:y="4.203cm" style:legend-expansion="high" chart:style-name="ch2"/>
        <chart:plot-area chart:style-name="ch3" table:cell-range-address="best_pop.A3:best_pop.B50" svg:x="0.319cm" svg:y="0.18cm" svg:width="13.089cm" svg:height="8.645cm">
          <chartooo:coordinate-region svg:x="1.046cm" svg:y="0.379cm" svg:width="12.12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pop.B3:best_pop.B50" chart:class="chart:scatter">
            <chart:domain table:cell-range-address="best_pop.A3:best_pop.A50"/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99911">
                <text:p>3.999911</text:p>
                <draw:g>
                  <svg:desc>best_pop.A3:best_pop.A50</svg:desc>
                </draw:g>
              </table:table-cell>
              <table:table-cell office:value-type="float" office:value="0.0000000004956218">
                <text:p>0.0000000004956218</text:p>
                <draw:g>
                  <svg:desc>best_pop.B3:best_pop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1884272">
                <text:p>0.00000001884272</text:p>
              </table:table-cell>
              <table:table-cell office:value-type="float" office:value="4.000549">
                <text:p>4.000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00205">
                <text:p>1.800205</text:p>
              </table:table-cell>
              <table:table-cell office:value-type="float" office:value="0.4333364">
                <text:p>0.4333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78489">
                <text:p>2.278489</text:p>
              </table:table-cell>
              <table:table-cell office:value-type="float" office:value="0.240623">
                <text:p>0.240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21084">
                <text:p>3.321084</text:p>
              </table:table-cell>
              <table:table-cell office:value-type="float" office:value="0.03154737">
                <text:p>0.03154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99999">
                <text:p>3.599999</text:p>
              </table:table-cell>
              <table:table-cell office:value-type="float" office:value="0.01053368">
                <text:p>0.01053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80157">
                <text:p>2.980157</text:p>
              </table:table-cell>
              <table:table-cell office:value-type="float" office:value="0.07490449">
                <text:p>0.07490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3319">
                <text:p>0.0453319</text:p>
              </table:table-cell>
              <table:table-cell office:value-type="float" office:value="3.19368">
                <text:p>3.19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54501">
                <text:p>1.554501</text:p>
              </table:table-cell>
              <table:table-cell office:value-type="float" office:value="0.567316">
                <text:p>0.567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99966">
                <text:p>0.4899966</text:p>
              </table:table-cell>
              <table:table-cell office:value-type="float" office:value="1.690006">
                <text:p>1.69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05104">
                <text:p>0.3305104</text:p>
              </table:table-cell>
              <table:table-cell office:value-type="float" office:value="2.030909">
                <text:p>2.03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369164">
                <text:p>0.02369164</text:p>
              </table:table-cell>
              <table:table-cell office:value-type="float" office:value="3.408008">
                <text:p>3.4080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08845">
                <text:p>0.5808845</text:p>
              </table:table-cell>
              <table:table-cell office:value-type="float" office:value="1.532253">
                <text:p>1.5322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58173">
                <text:p>0.7458173</text:p>
              </table:table-cell>
              <table:table-cell office:value-type="float" office:value="1.291389">
                <text:p>1.2913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88736">
                <text:p>2.688736</text:p>
              </table:table-cell>
              <table:table-cell office:value-type="float" office:value="0.1297898">
                <text:p>0.12978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14671">
                <text:p>0.1414671</text:p>
              </table:table-cell>
              <table:table-cell office:value-type="float" office:value="2.636983">
                <text:p>2.6369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381772">
                <text:p>3.381772</text:p>
              </table:table-cell>
              <table:table-cell office:value-type="float" office:value="0.02593403">
                <text:p>0.02593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78489">
                <text:p>2.278489</text:p>
              </table:table-cell>
              <table:table-cell office:value-type="float" office:value="0.240623">
                <text:p>0.2406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21043">
                <text:p>1.121043</text:p>
              </table:table-cell>
              <table:table-cell office:value-type="float" office:value="0.8858701">
                <text:p>0.8858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24745">
                <text:p>1.724745</text:p>
              </table:table-cell>
              <table:table-cell office:value-type="float" office:value="0.4715629">
                <text:p>0.47156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31353">
                <text:p>0.9531353</text:p>
              </table:table-cell>
              <table:table-cell office:value-type="float" office:value="1.047989">
                <text:p>1.047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5347207">
                <text:p>0.005347207</text:p>
              </table:table-cell>
              <table:table-cell office:value-type="float" office:value="3.712849">
                <text:p>3.7128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9665">
                <text:p>0.229665</text:p>
              </table:table-cell>
              <table:table-cell office:value-type="float" office:value="2.31273">
                <text:p>2.312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45957">
                <text:p>0.445957</text:p>
              </table:table-cell>
              <table:table-cell office:value-type="float" office:value="1.774757">
                <text:p>1.7747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93553">
                <text:p>2.493553</text:p>
              </table:table-cell>
              <table:table-cell office:value-type="float" office:value="0.1771578">
                <text:p>0.1771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959674">
                <text:p>3.959674</text:p>
              </table:table-cell>
              <table:table-cell office:value-type="float" office:value="0.0001021539">
                <text:p>0.00010215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85543">
                <text:p>1.485543</text:p>
              </table:table-cell>
              <table:table-cell office:value-type="float" office:value="0.6102287">
                <text:p>0.61022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68229">
                <text:p>0.3868229</text:p>
              </table:table-cell>
              <table:table-cell office:value-type="float" office:value="1.899019">
                <text:p>1.8990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80157">
                <text:p>2.980157</text:p>
              </table:table-cell>
              <table:table-cell office:value-type="float" office:value="0.07490449">
                <text:p>0.07490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81661">
                <text:p>2.781661</text:p>
              </table:table-cell>
              <table:table-cell office:value-type="float" office:value="0.1103361">
                <text:p>0.11033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67696">
                <text:p>0.1867696</text:p>
              </table:table-cell>
              <table:table-cell office:value-type="float" office:value="2.458096">
                <text:p>2.4580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45299">
                <text:p>3.745299</text:p>
              </table:table-cell>
              <table:table-cell office:value-type="float" office:value="0.004189008">
                <text:p>0.0041890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87406">
                <text:p>2.487406</text:p>
              </table:table-cell>
              <table:table-cell office:value-type="float" office:value="0.178801">
                <text:p>0.178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02681">
                <text:p>0.1202681</text:p>
              </table:table-cell>
              <table:table-cell office:value-type="float" office:value="2.733081">
                <text:p>2.7330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08097">
                <text:p>0.6908097</text:p>
              </table:table-cell>
              <table:table-cell office:value-type="float" office:value="1.366211">
                <text:p>1.3662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500941">
                <text:p>0.01500941</text:p>
              </table:table-cell>
              <table:table-cell office:value-type="float" office:value="3.524958">
                <text:p>3.5249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170475">
                <text:p>0.06170475</text:p>
              </table:table-cell>
              <table:table-cell office:value-type="float" office:value="3.068087">
                <text:p>3.0680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986156">
                <text:p>0.08986156</text:p>
              </table:table-cell>
              <table:table-cell office:value-type="float" office:value="2.890785">
                <text:p>2.8907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0268">
                <text:p>0.250268</text:p>
              </table:table-cell>
              <table:table-cell office:value-type="float" office:value="2.249196">
                <text:p>2.2491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228395">
                <text:p>0.6228395</text:p>
              </table:table-cell>
              <table:table-cell office:value-type="float" office:value="1.466032">
                <text:p>1.4660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044619">
                <text:p>0.01044619</text:p>
              </table:table-cell>
              <table:table-cell office:value-type="float" office:value="3.60162">
                <text:p>3.601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38192">
                <text:p>1.038192</text:p>
              </table:table-cell>
              <table:table-cell office:value-type="float" office:value="0.9625235">
                <text:p>0.96252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86087">
                <text:p>0.1886087</text:p>
              </table:table-cell>
              <table:table-cell office:value-type="float" office:value="2.451445">
                <text:p>2.4514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296634">
                <text:p>0.09296634</text:p>
              </table:table-cell>
              <table:table-cell office:value-type="float" office:value="2.873351">
                <text:p>2.8733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79723">
                <text:p>0.8279723</text:p>
              </table:table-cell>
              <table:table-cell office:value-type="float" office:value="1.188253">
                <text:p>1.1882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023914">
                <text:p>0.4023914</text:p>
              </table:table-cell>
              <table:table-cell office:value-type="float" office:value="1.865018">
                <text:p>1.8650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79119">
                <text:p>1.179119</text:p>
              </table:table-cell>
              <table:table-cell office:value-type="float" office:value="0.8356292">
                <text:p>0.83562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98566">
                <text:p>1.298566</text:p>
              </table:table-cell>
              <table:table-cell office:value-type="float" office:value="0.7403804">
                <text:p>0.74038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